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鄉鎮縣市</text:p>
          </table:table-cell>
          <table:table-cell office:value-type="string" calcext:value-type="string">
            <text:p>筆數</text:p>
          </table:table-cell>
          <table:table-cell office:value-type="string" calcext:value-type="string">
            <text:p>租金加總(坪)</text:p>
          </table:table-cell>
          <table:table-cell office:value-type="string" calcext:value-type="string">
            <text:p>租金平均(坪) = C/B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  <table:table-cell office:value-type="float" office:value="2602.38" calcext:value-type="float">
            <text:p>2602.38</text:p>
          </table:table-cell>
          <table:table-cell office:value-type="float" office:value="650.595" calcext:value-type="float">
            <text:p>650.59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4" calcext:value-type="float">
            <text:p>184</text:p>
          </table:table-cell>
          <table:table-cell office:value-type="float" office:value="116299.451" calcext:value-type="float">
            <text:p>116299.451</text:p>
          </table:table-cell>
          <table:table-cell office:value-type="float" office:value="632.062233695652" calcext:value-type="float">
            <text:p>632.06223369565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" calcext:value-type="float">
            <text:p>9</text:p>
          </table:table-cell>
          <table:table-cell office:value-type="float" office:value="4931.389" calcext:value-type="float">
            <text:p>4931.389</text:p>
          </table:table-cell>
          <table:table-cell office:value-type="float" office:value="547.932111111111" calcext:value-type="float">
            <text:p>547.93211111111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3" calcext:value-type="float">
            <text:p>53</text:p>
          </table:table-cell>
          <table:table-cell office:value-type="float" office:value="40817.91" calcext:value-type="float">
            <text:p>40817.91</text:p>
          </table:table-cell>
          <table:table-cell office:value-type="float" office:value="770.149245283019" calcext:value-type="float">
            <text:p>770.149245283019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4" calcext:value-type="float">
            <text:p>54</text:p>
          </table:table-cell>
          <table:table-cell office:value-type="float" office:value="29076.663" calcext:value-type="float">
            <text:p>29076.663</text:p>
          </table:table-cell>
          <table:table-cell office:value-type="float" office:value="538.456722222222" calcext:value-type="float">
            <text:p>538.45672222222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3" calcext:value-type="float">
            <text:p>23</text:p>
          </table:table-cell>
          <table:table-cell office:value-type="float" office:value="11755.48" calcext:value-type="float">
            <text:p>11755.48</text:p>
          </table:table-cell>
          <table:table-cell office:value-type="float" office:value="511.107826086956" calcext:value-type="float">
            <text:p>511.10782608695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928" calcext:value-type="float">
            <text:p>928</text:p>
          </table:table-cell>
          <table:table-cell office:value-type="float" office:value="590828.986" calcext:value-type="float">
            <text:p>590828.986</text:p>
          </table:table-cell>
          <table:table-cell office:value-type="float" office:value="636.669165948276" calcext:value-type="float">
            <text:p>636.66916594827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float" office:value="2383.31" calcext:value-type="float">
            <text:p>2383.31</text:p>
          </table:table-cell>
          <table:table-cell office:value-type="float" office:value="595.8275" calcext:value-type="float">
            <text:p>595.827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" calcext:value-type="float">
            <text:p>19</text:p>
          </table:table-cell>
          <table:table-cell office:value-type="float" office:value="11407.6" calcext:value-type="float">
            <text:p>11407.6</text:p>
          </table:table-cell>
          <table:table-cell office:value-type="float" office:value="600.4" calcext:value-type="float">
            <text:p>600.4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5" calcext:value-type="float">
            <text:p>5</text:p>
          </table:table-cell>
          <table:table-cell office:value-type="float" office:value="2628.896" calcext:value-type="float">
            <text:p>2628.896</text:p>
          </table:table-cell>
          <table:table-cell office:value-type="float" office:value="525.7792" calcext:value-type="float">
            <text:p>525.779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97" calcext:value-type="float">
            <text:p>97</text:p>
          </table:table-cell>
          <table:table-cell office:value-type="float" office:value="59784.704" calcext:value-type="float">
            <text:p>59784.704</text:p>
          </table:table-cell>
          <table:table-cell office:value-type="float" office:value="616.337154639175" calcext:value-type="float">
            <text:p>616.33715463917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713" calcext:value-type="float">
            <text:p>6713</text:p>
          </table:table-cell>
          <table:table-cell office:value-type="float" office:value="5965544.55000005" calcext:value-type="float">
            <text:p>5965544.55000005</text:p>
          </table:table-cell>
          <table:table-cell office:value-type="float" office:value="888.655526590206" calcext:value-type="float">
            <text:p>888.65552659020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" calcext:value-type="float">
            <text:p>7</text:p>
          </table:table-cell>
          <table:table-cell office:value-type="float" office:value="3908.131" calcext:value-type="float">
            <text:p>3908.131</text:p>
          </table:table-cell>
          <table:table-cell office:value-type="float" office:value="558.304428571429" calcext:value-type="float">
            <text:p>558.30442857142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84" calcext:value-type="float">
            <text:p>484</text:p>
          </table:table-cell>
          <table:table-cell office:value-type="float" office:value="354337.194" calcext:value-type="float">
            <text:p>354337.194</text:p>
          </table:table-cell>
          <table:table-cell office:value-type="float" office:value="732.101640495867" calcext:value-type="float">
            <text:p>732.10164049586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33" calcext:value-type="float">
            <text:p>533</text:p>
          </table:table-cell>
          <table:table-cell office:value-type="float" office:value="305654.134" calcext:value-type="float">
            <text:p>305654.134</text:p>
          </table:table-cell>
          <table:table-cell office:value-type="float" office:value="573.45991369606" calcext:value-type="float">
            <text:p>573.4599136960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44" calcext:value-type="float">
            <text:p>744</text:p>
          </table:table-cell>
          <table:table-cell office:value-type="float" office:value="736418.542000001" calcext:value-type="float">
            <text:p>736418.542000001</text:p>
          </table:table-cell>
          <table:table-cell office:value-type="float" office:value="989.809868279571" calcext:value-type="float">
            <text:p>989.80986827957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91" calcext:value-type="float">
            <text:p>691</text:p>
          </table:table-cell>
          <table:table-cell office:value-type="float" office:value="539109.2" calcext:value-type="float">
            <text:p>539109.2</text:p>
          </table:table-cell>
          <table:table-cell office:value-type="float" office:value="780.186975397974" calcext:value-type="float">
            <text:p>780.18697539797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  <table:table-cell office:value-type="float" office:value="4390.419" calcext:value-type="float">
            <text:p>4390.419</text:p>
          </table:table-cell>
          <table:table-cell office:value-type="float" office:value="548.802375" calcext:value-type="float">
            <text:p>548.802375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7" calcext:value-type="float">
            <text:p>17</text:p>
          </table:table-cell>
          <table:table-cell office:value-type="float" office:value="9097.469" calcext:value-type="float">
            <text:p>9097.469</text:p>
          </table:table-cell>
          <table:table-cell office:value-type="float" office:value="535.145235294118" calcext:value-type="float">
            <text:p>535.1452352941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" calcext:value-type="float">
            <text:p>6</text:p>
          </table:table-cell>
          <table:table-cell office:value-type="float" office:value="4505.682" calcext:value-type="float">
            <text:p>4505.682</text:p>
          </table:table-cell>
          <table:table-cell office:value-type="float" office:value="750.947" calcext:value-type="float">
            <text:p>750.94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31" calcext:value-type="float">
            <text:p>31</text:p>
          </table:table-cell>
          <table:table-cell office:value-type="float" office:value="21201.387" calcext:value-type="float">
            <text:p>21201.387</text:p>
          </table:table-cell>
          <table:table-cell office:value-type="float" office:value="683.915709677419" calcext:value-type="float">
            <text:p>683.91570967741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231" calcext:value-type="float">
            <text:p>1231</text:p>
          </table:table-cell>
          <table:table-cell office:value-type="float" office:value="1333833.626" calcext:value-type="float">
            <text:p>1333833.626</text:p>
          </table:table-cell>
          <table:table-cell office:value-type="float" office:value="1083.53665800162" calcext:value-type="float">
            <text:p>1083.53665800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91.667" calcext:value-type="float">
            <text:p>4491.667</text:p>
          </table:table-cell>
          <table:table-cell office:value-type="float" office:value="748.611166666667" calcext:value-type="float">
            <text:p>748.6111666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150" calcext:value-type="float">
            <text:p>3150</text:p>
          </table:table-cell>
          <table:table-cell office:value-type="float" office:value="787.5" calcext:value-type="float">
            <text:p>787.5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4" calcext:value-type="float">
            <text:p>4</text:p>
          </table:table-cell>
          <table:table-cell office:value-type="float" office:value="2074.77" calcext:value-type="float">
            <text:p>2074.77</text:p>
          </table:table-cell>
          <table:table-cell office:value-type="float" office:value="518.6925" calcext:value-type="float">
            <text:p>518.6925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01" calcext:value-type="float">
            <text:p>101</text:p>
          </table:table-cell>
          <table:table-cell office:value-type="float" office:value="65968.5" calcext:value-type="float">
            <text:p>65968.5</text:p>
          </table:table-cell>
          <table:table-cell office:value-type="float" office:value="653.153465346535" calcext:value-type="float">
            <text:p>653.1534653465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5" calcext:value-type="float">
            <text:p>95</text:p>
          </table:table-cell>
          <table:table-cell office:value-type="float" office:value="56638.768" calcext:value-type="float">
            <text:p>56638.768</text:p>
          </table:table-cell>
          <table:table-cell office:value-type="float" office:value="596.197557894737" calcext:value-type="float">
            <text:p>596.19755789473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43" calcext:value-type="float">
            <text:p>443</text:p>
          </table:table-cell>
          <table:table-cell office:value-type="float" office:value="317361.029" calcext:value-type="float">
            <text:p>317361.029</text:p>
          </table:table-cell>
          <table:table-cell office:value-type="float" office:value="716.390584650113" calcext:value-type="float">
            <text:p>716.39058465011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8525.049" calcext:value-type="float">
            <text:p>8525.049</text:p>
          </table:table-cell>
          <table:table-cell office:value-type="float" office:value="532.8155625" calcext:value-type="float">
            <text:p>532.815562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6" calcext:value-type="float">
            <text:p>26</text:p>
          </table:table-cell>
          <table:table-cell office:value-type="float" office:value="13942.817" calcext:value-type="float">
            <text:p>13942.817</text:p>
          </table:table-cell>
          <table:table-cell office:value-type="float" office:value="536.262192307692" calcext:value-type="float">
            <text:p>536.26219230769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67" calcext:value-type="float">
            <text:p>367</text:p>
          </table:table-cell>
          <table:table-cell office:value-type="float" office:value="272434.876" calcext:value-type="float">
            <text:p>272434.876</text:p>
          </table:table-cell>
          <table:table-cell office:value-type="float" office:value="742.32936239782" calcext:value-type="float">
            <text:p>742.32936239782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" calcext:value-type="float">
            <text:p>4</text:p>
          </table:table-cell>
          <table:table-cell office:value-type="float" office:value="2267.308" calcext:value-type="float">
            <text:p>2267.308</text:p>
          </table:table-cell>
          <table:table-cell office:value-type="float" office:value="566.827" calcext:value-type="float">
            <text:p>566.8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float" office:value="10201.734" calcext:value-type="float">
            <text:p>10201.734</text:p>
          </table:table-cell>
          <table:table-cell office:value-type="float" office:value="728.695285714286" calcext:value-type="float">
            <text:p>728.69528571428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06" calcext:value-type="float">
            <text:p>306</text:p>
          </table:table-cell>
          <table:table-cell office:value-type="float" office:value="300667.702" calcext:value-type="float">
            <text:p>300667.702</text:p>
          </table:table-cell>
          <table:table-cell office:value-type="float" office:value="982.574189542483" calcext:value-type="float">
            <text:p>982.57418954248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2" calcext:value-type="float">
            <text:p>102</text:p>
          </table:table-cell>
          <table:table-cell office:value-type="float" office:value="81340.58" calcext:value-type="float">
            <text:p>81340.58</text:p>
          </table:table-cell>
          <table:table-cell office:value-type="float" office:value="797.456666666667" calcext:value-type="float">
            <text:p>797.456666666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9935.217" calcext:value-type="float">
            <text:p>9935.217</text:p>
          </table:table-cell>
          <table:table-cell office:value-type="float" office:value="709.658357142857" calcext:value-type="float">
            <text:p>709.65835714285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971" calcext:value-type="float">
            <text:p>1971</text:p>
          </table:table-cell>
          <table:table-cell office:value-type="float" office:value="2860253.27000001" calcext:value-type="float">
            <text:p>2860253.27000001</text:p>
          </table:table-cell>
          <table:table-cell office:value-type="float" office:value="1451.16857940132" calcext:value-type="float">
            <text:p>1451.1685794013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95" calcext:value-type="float">
            <text:p>495</text:p>
          </table:table-cell>
          <table:table-cell office:value-type="float" office:value="423713.37" calcext:value-type="float">
            <text:p>423713.37</text:p>
          </table:table-cell>
          <table:table-cell office:value-type="float" office:value="855.986606060606" calcext:value-type="float">
            <text:p>855.98660606060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809" calcext:value-type="float">
            <text:p>1809</text:p>
          </table:table-cell>
          <table:table-cell office:value-type="float" office:value="1823030.676" calcext:value-type="float">
            <text:p>1823030.676</text:p>
          </table:table-cell>
          <table:table-cell office:value-type="float" office:value="1007.756039801" calcext:value-type="float">
            <text:p>1007.75603980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924.243" calcext:value-type="float">
            <text:p>1924.243</text:p>
          </table:table-cell>
          <table:table-cell office:value-type="float" office:value="962.1215" calcext:value-type="float">
            <text:p>962.121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8" calcext:value-type="float">
            <text:p>18</text:p>
          </table:table-cell>
          <table:table-cell office:value-type="float" office:value="10405.486" calcext:value-type="float">
            <text:p>10405.486</text:p>
          </table:table-cell>
          <table:table-cell office:value-type="float" office:value="578.082555555555" calcext:value-type="float">
            <text:p>578.08255555555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3" calcext:value-type="float">
            <text:p>63</text:p>
          </table:table-cell>
          <table:table-cell office:value-type="float" office:value="38089.84" calcext:value-type="float">
            <text:p>38089.84</text:p>
          </table:table-cell>
          <table:table-cell office:value-type="float" office:value="604.600634920635" calcext:value-type="float">
            <text:p>604.60063492063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0" calcext:value-type="float">
            <text:p>10</text:p>
          </table:table-cell>
          <table:table-cell office:value-type="float" office:value="6565.65" calcext:value-type="float">
            <text:p>6565.65</text:p>
          </table:table-cell>
          <table:table-cell office:value-type="float" office:value="656.565" calcext:value-type="float">
            <text:p>656.56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39" calcext:value-type="float">
            <text:p>1839</text:p>
          </table:table-cell>
          <table:table-cell office:value-type="float" office:value="1498600.02799999" calcext:value-type="float">
            <text:p>1498600.02799999</text:p>
          </table:table-cell>
          <table:table-cell office:value-type="float" office:value="814.899417074494" calcext:value-type="float">
            <text:p>814.89941707449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5" calcext:value-type="float">
            <text:p>55</text:p>
          </table:table-cell>
          <table:table-cell office:value-type="float" office:value="31105.679" calcext:value-type="float">
            <text:p>31105.679</text:p>
          </table:table-cell>
          <table:table-cell office:value-type="float" office:value="565.5578" calcext:value-type="float">
            <text:p>565.557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12" calcext:value-type="float">
            <text:p>212</text:p>
          </table:table-cell>
          <table:table-cell office:value-type="float" office:value="157308.002" calcext:value-type="float">
            <text:p>157308.002</text:p>
          </table:table-cell>
          <table:table-cell office:value-type="float" office:value="742.01887735849" calcext:value-type="float">
            <text:p>742.01887735849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18" calcext:value-type="float">
            <text:p>118</text:p>
          </table:table-cell>
          <table:table-cell office:value-type="float" office:value="89960.246" calcext:value-type="float">
            <text:p>89960.246</text:p>
          </table:table-cell>
          <table:table-cell office:value-type="float" office:value="762.374966101695" calcext:value-type="float">
            <text:p>762.37496610169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float" office:value="1060.809" calcext:value-type="float">
            <text:p>1060.809</text:p>
          </table:table-cell>
          <table:table-cell office:value-type="float" office:value="353.603" calcext:value-type="float">
            <text:p>353.60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387.5" calcext:value-type="float">
            <text:p>387.5</text:p>
          </table:table-cell>
          <table:table-cell office:value-type="float" office:value="193.75" calcext:value-type="float">
            <text:p>193.7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office:value-type="float" office:value="3058.857" calcext:value-type="float">
            <text:p>3058.857</text:p>
          </table:table-cell>
          <table:table-cell office:value-type="float" office:value="509.8095" calcext:value-type="float">
            <text:p>509.809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06" calcext:value-type="float">
            <text:p>406</text:p>
          </table:table-cell>
          <table:table-cell office:value-type="float" office:value="280881.305" calcext:value-type="float">
            <text:p>280881.305</text:p>
          </table:table-cell>
          <table:table-cell office:value-type="float" office:value="691.825874384236" calcext:value-type="float">
            <text:p>691.825874384236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2" calcext:value-type="float">
            <text:p>52</text:p>
          </table:table-cell>
          <table:table-cell office:value-type="float" office:value="32780.085" calcext:value-type="float">
            <text:p>32780.085</text:p>
          </table:table-cell>
          <table:table-cell office:value-type="float" office:value="630.38625" calcext:value-type="float">
            <text:p>630.3862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99" calcext:value-type="float">
            <text:p>199</text:p>
          </table:table-cell>
          <table:table-cell office:value-type="float" office:value="156736.891" calcext:value-type="float">
            <text:p>156736.891</text:p>
          </table:table-cell>
          <table:table-cell office:value-type="float" office:value="787.622567839196" calcext:value-type="float">
            <text:p>787.622567839196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864.074" calcext:value-type="float">
            <text:p>864.074</text:p>
          </table:table-cell>
          <table:table-cell office:value-type="float" office:value="432.037" calcext:value-type="float">
            <text:p>432.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.741" calcext:value-type="float">
            <text:p>240.74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  <table:table-cell office:value-type="float" office:value="84535.851" calcext:value-type="float">
            <text:p>84535.851</text:p>
          </table:table-cell>
          <table:table-cell office:value-type="float" office:value="704.465425" calcext:value-type="float">
            <text:p>704.465425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6" calcext:value-type="float">
            <text:p>46</text:p>
          </table:table-cell>
          <table:table-cell office:value-type="float" office:value="35269.747" calcext:value-type="float">
            <text:p>35269.747</text:p>
          </table:table-cell>
          <table:table-cell office:value-type="float" office:value="766.733630434783" calcext:value-type="float">
            <text:p>766.73363043478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3" calcext:value-type="float">
            <text:p>53</text:p>
          </table:table-cell>
          <table:table-cell office:value-type="float" office:value="25472.593" calcext:value-type="float">
            <text:p>25472.593</text:p>
          </table:table-cell>
          <table:table-cell office:value-type="float" office:value="480.614962264151" calcext:value-type="float">
            <text:p>480.614962264151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4" calcext:value-type="float">
            <text:p>14</text:p>
          </table:table-cell>
          <table:table-cell office:value-type="float" office:value="6544.398" calcext:value-type="float">
            <text:p>6544.398</text:p>
          </table:table-cell>
          <table:table-cell office:value-type="float" office:value="467.457" calcext:value-type="float">
            <text:p>467.45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80" calcext:value-type="float">
            <text:p>180</text:p>
          </table:table-cell>
          <table:table-cell office:value-type="float" office:value="122726.77" calcext:value-type="float">
            <text:p>122726.77</text:p>
          </table:table-cell>
          <table:table-cell office:value-type="float" office:value="681.815388888889" calcext:value-type="float">
            <text:p>681.81538888888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1" calcext:value-type="float">
            <text:p>81</text:p>
          </table:table-cell>
          <table:table-cell office:value-type="float" office:value="64997.35" calcext:value-type="float">
            <text:p>64997.35</text:p>
          </table:table-cell>
          <table:table-cell office:value-type="float" office:value="802.436419753086" calcext:value-type="float">
            <text:p>802.43641975308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9" calcext:value-type="float">
            <text:p>39</text:p>
          </table:table-cell>
          <table:table-cell office:value-type="float" office:value="26156.546" calcext:value-type="float">
            <text:p>26156.546</text:p>
          </table:table-cell>
          <table:table-cell office:value-type="float" office:value="670.680666666667" calcext:value-type="float">
            <text:p>670.68066666666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9" calcext:value-type="float">
            <text:p>19</text:p>
          </table:table-cell>
          <table:table-cell office:value-type="float" office:value="13487.614" calcext:value-type="float">
            <text:p>13487.614</text:p>
          </table:table-cell>
          <table:table-cell office:value-type="float" office:value="709.874421052632" calcext:value-type="float">
            <text:p>709.874421052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285.362" calcext:value-type="float">
            <text:p>7285.362</text:p>
          </table:table-cell>
          <table:table-cell office:value-type="float" office:value="404.742333333333" calcext:value-type="float">
            <text:p>404.74233333333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997.059" calcext:value-type="float">
            <text:p>997.059</text:p>
          </table:table-cell>
          <table:table-cell office:value-type="float" office:value="498.5295" calcext:value-type="float">
            <text:p>498.529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6" calcext:value-type="float">
            <text:p>26</text:p>
          </table:table-cell>
          <table:table-cell office:value-type="float" office:value="16239.59" calcext:value-type="float">
            <text:p>16239.59</text:p>
          </table:table-cell>
          <table:table-cell office:value-type="float" office:value="624.599615384615" calcext:value-type="float">
            <text:p>624.5996153846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float" office:value="1780.953" calcext:value-type="float">
            <text:p>1780.953</text:p>
          </table:table-cell>
          <table:table-cell office:value-type="float" office:value="445.23825" calcext:value-type="float">
            <text:p>445.238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13141.627" calcext:value-type="float">
            <text:p>13141.627</text:p>
          </table:table-cell>
          <table:table-cell office:value-type="float" office:value="625.791761904762" calcext:value-type="float">
            <text:p>625.791761904762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559" calcext:value-type="float">
            <text:p>559</text:p>
          </table:table-cell>
          <table:table-cell office:value-type="float" office:value="455126.738" calcext:value-type="float">
            <text:p>455126.738</text:p>
          </table:table-cell>
          <table:table-cell office:value-type="float" office:value="814.180211091234" calcext:value-type="float">
            <text:p>814.180211091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77.778" calcext:value-type="float">
            <text:p>1777.778</text:p>
          </table:table-cell>
          <table:table-cell office:value-type="float" office:value="592.592666666667" calcext:value-type="float">
            <text:p>592.592666666667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" calcext:value-type="float">
            <text:p>2</text:p>
          </table:table-cell>
          <table:table-cell office:value-type="float" office:value="812.066" calcext:value-type="float">
            <text:p>812.066</text:p>
          </table:table-cell>
          <table:table-cell office:value-type="float" office:value="406.033" calcext:value-type="float">
            <text:p>406.03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float" office:value="14732.476" calcext:value-type="float">
            <text:p>14732.476</text:p>
          </table:table-cell>
          <table:table-cell office:value-type="float" office:value="566.633692307692" calcext:value-type="float">
            <text:p>566.63369230769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276" calcext:value-type="float">
            <text:p>2276</text:p>
          </table:table-cell>
          <table:table-cell office:value-type="float" office:value="3124530.178" calcext:value-type="float">
            <text:p>3124530.178</text:p>
          </table:table-cell>
          <table:table-cell office:value-type="float" office:value="1372.81642267135" calcext:value-type="float">
            <text:p>1372.8164226713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078" calcext:value-type="float">
            <text:p>3078</text:p>
          </table:table-cell>
          <table:table-cell office:value-type="float" office:value="2519156.31599999" calcext:value-type="float">
            <text:p>2519156.31599999</text:p>
          </table:table-cell>
          <table:table-cell office:value-type="float" office:value="818.439348927872" calcext:value-type="float">
            <text:p>818.43934892787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7479.513" calcext:value-type="float">
            <text:p>7479.513</text:p>
          </table:table-cell>
          <table:table-cell office:value-type="float" office:value="747.9513" calcext:value-type="float">
            <text:p>747.95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66" calcext:value-type="float">
            <text:p>2366</text:p>
          </table:table-cell>
          <table:table-cell office:value-type="float" office:value="1845320.2718" calcext:value-type="float">
            <text:p>1845320.2718</text:p>
          </table:table-cell>
          <table:table-cell office:value-type="float" office:value="779.93249019442" calcext:value-type="float">
            <text:p>779.9324901944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60" calcext:value-type="float">
            <text:p>360</text:p>
          </table:table-cell>
          <table:table-cell office:value-type="float" office:value="252628.455" calcext:value-type="float">
            <text:p>252628.455</text:p>
          </table:table-cell>
          <table:table-cell office:value-type="float" office:value="701.745708333333" calcext:value-type="float">
            <text:p>701.74570833333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43" calcext:value-type="float">
            <text:p>43</text:p>
          </table:table-cell>
          <table:table-cell office:value-type="float" office:value="31177.78" calcext:value-type="float">
            <text:p>31177.78</text:p>
          </table:table-cell>
          <table:table-cell office:value-type="float" office:value="725.064651162791" calcext:value-type="float">
            <text:p>725.064651162791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48" calcext:value-type="float">
            <text:p>648</text:p>
          </table:table-cell>
          <table:table-cell office:value-type="float" office:value="495832.0107" calcext:value-type="float">
            <text:p>495832.0107</text:p>
          </table:table-cell>
          <table:table-cell office:value-type="float" office:value="765.172856018518" calcext:value-type="float">
            <text:p>765.17285601851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339" calcext:value-type="float">
            <text:p>2339</text:p>
          </table:table-cell>
          <table:table-cell office:value-type="float" office:value="1811929.525" calcext:value-type="float">
            <text:p>1811929.525</text:p>
          </table:table-cell>
          <table:table-cell office:value-type="float" office:value="774.659908080376" calcext:value-type="float">
            <text:p>774.65990808037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float" office:value="1325" calcext:value-type="float">
            <text:p>1325</text:p>
          </table:table-cell>
          <table:table-cell office:value-type="float" office:value="441.666666666667" calcext:value-type="float">
            <text:p>441.66666666666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office:value-type="float" office:value="2075.641" calcext:value-type="float">
            <text:p>2075.641</text:p>
          </table:table-cell>
          <table:table-cell office:value-type="float" office:value="691.880333333333" calcext:value-type="float">
            <text:p>691.88033333333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3" calcext:value-type="float">
            <text:p>13</text:p>
          </table:table-cell>
          <table:table-cell office:value-type="float" office:value="9413.946" calcext:value-type="float">
            <text:p>9413.946</text:p>
          </table:table-cell>
          <table:table-cell office:value-type="float" office:value="724.149692307692" calcext:value-type="float">
            <text:p>724.14969230769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62" calcext:value-type="float">
            <text:p>662</text:p>
          </table:table-cell>
          <table:table-cell office:value-type="float" office:value="418654.071" calcext:value-type="float">
            <text:p>418654.071</text:p>
          </table:table-cell>
          <table:table-cell office:value-type="float" office:value="632.407962235649" calcext:value-type="float">
            <text:p>632.40796223564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3" calcext:value-type="float">
            <text:p>23</text:p>
          </table:table-cell>
          <table:table-cell office:value-type="float" office:value="11587.772" calcext:value-type="float">
            <text:p>11587.772</text:p>
          </table:table-cell>
          <table:table-cell office:value-type="float" office:value="503.816173913044" calcext:value-type="float">
            <text:p>503.8161739130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float" office:value="1642.154" calcext:value-type="float">
            <text:p>1642.154</text:p>
          </table:table-cell>
          <table:table-cell office:value-type="float" office:value="410.5385" calcext:value-type="float">
            <text:p>410.538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9" calcext:value-type="float">
            <text:p>29</text:p>
          </table:table-cell>
          <table:table-cell office:value-type="float" office:value="17476.701" calcext:value-type="float">
            <text:p>17476.701</text:p>
          </table:table-cell>
          <table:table-cell office:value-type="float" office:value="602.644862068965" calcext:value-type="float">
            <text:p>602.64486206896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08" calcext:value-type="float">
            <text:p>508</text:p>
          </table:table-cell>
          <table:table-cell office:value-type="float" office:value="367825.304" calcext:value-type="float">
            <text:p>367825.304</text:p>
          </table:table-cell>
          <table:table-cell office:value-type="float" office:value="724.065559055118" calcext:value-type="float">
            <text:p>724.0655590551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34" calcext:value-type="float">
            <text:p>134</text:p>
          </table:table-cell>
          <table:table-cell office:value-type="float" office:value="93439.024" calcext:value-type="float">
            <text:p>93439.024</text:p>
          </table:table-cell>
          <table:table-cell office:value-type="float" office:value="697.306149253732" calcext:value-type="float">
            <text:p>697.30614925373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" calcext:value-type="float">
            <text:p>7</text:p>
          </table:table-cell>
          <table:table-cell office:value-type="float" office:value="3810.422" calcext:value-type="float">
            <text:p>3810.422</text:p>
          </table:table-cell>
          <table:table-cell office:value-type="float" office:value="544.346" calcext:value-type="float">
            <text:p>544.34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074" calcext:value-type="float">
            <text:p>2074</text:p>
          </table:table-cell>
          <table:table-cell office:value-type="float" office:value="1777842.32399999" calcext:value-type="float">
            <text:p>1777842.32399999</text:p>
          </table:table-cell>
          <table:table-cell office:value-type="float" office:value="857.204592092571" calcext:value-type="float">
            <text:p>857.20459209257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 office:value-type="float" office:value="2035.714" calcext:value-type="float">
            <text:p>2035.714</text:p>
          </table:table-cell>
          <table:table-cell office:value-type="float" office:value="678.571333333333" calcext:value-type="float">
            <text:p>678.571333333333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95" calcext:value-type="float">
            <text:p>95</text:p>
          </table:table-cell>
          <table:table-cell office:value-type="float" office:value="62768.599" calcext:value-type="float">
            <text:p>62768.599</text:p>
          </table:table-cell>
          <table:table-cell office:value-type="float" office:value="660.722094736842" calcext:value-type="float">
            <text:p>660.7220947368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820.207" calcext:value-type="float">
            <text:p>3820.207</text:p>
          </table:table-cell>
          <table:table-cell office:value-type="float" office:value="636.701166666667" calcext:value-type="float">
            <text:p>636.701166666667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263" calcext:value-type="float">
            <text:p>1263</text:p>
          </table:table-cell>
          <table:table-cell office:value-type="float" office:value="1586874.2508" calcext:value-type="float">
            <text:p>1586874.2508</text:p>
          </table:table-cell>
          <table:table-cell office:value-type="float" office:value="1256.43250261283" calcext:value-type="float">
            <text:p>1256.4325026128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70" calcext:value-type="float">
            <text:p>70</text:p>
          </table:table-cell>
          <table:table-cell office:value-type="float" office:value="43057.704" calcext:value-type="float">
            <text:p>43057.704</text:p>
          </table:table-cell>
          <table:table-cell office:value-type="float" office:value="615.110057142857" calcext:value-type="float">
            <text:p>615.11005714285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50" calcext:value-type="float">
            <text:p>650</text:p>
          </table:table-cell>
          <table:table-cell office:value-type="float" office:value="521952.82" calcext:value-type="float">
            <text:p>521952.82</text:p>
          </table:table-cell>
          <table:table-cell office:value-type="float" office:value="803.004338461539" calcext:value-type="float">
            <text:p>803.00433846153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3" calcext:value-type="float">
            <text:p>13</text:p>
          </table:table-cell>
          <table:table-cell office:value-type="float" office:value="10560.116" calcext:value-type="float">
            <text:p>10560.116</text:p>
          </table:table-cell>
          <table:table-cell office:value-type="float" office:value="812.316615384615" calcext:value-type="float">
            <text:p>812.31661538461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21089.167" calcext:value-type="float">
            <text:p>21089.167</text:p>
          </table:table-cell>
          <table:table-cell office:value-type="float" office:value="680.295709677419" calcext:value-type="float">
            <text:p>680.295709677419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01" calcext:value-type="float">
            <text:p>401</text:p>
          </table:table-cell>
          <table:table-cell office:value-type="float" office:value="347494.513" calcext:value-type="float">
            <text:p>347494.513</text:p>
          </table:table-cell>
          <table:table-cell office:value-type="float" office:value="866.569857855362" calcext:value-type="float">
            <text:p>866.56985785536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9" calcext:value-type="float">
            <text:p>9</text:p>
          </table:table-cell>
          <table:table-cell office:value-type="float" office:value="4327.92" calcext:value-type="float">
            <text:p>4327.92</text:p>
          </table:table-cell>
          <table:table-cell office:value-type="float" office:value="480.88" calcext:value-type="float">
            <text:p>480.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3" calcext:value-type="float">
            <text:p>23</text:p>
          </table:table-cell>
          <table:table-cell office:value-type="float" office:value="15451.816" calcext:value-type="float">
            <text:p>15451.816</text:p>
          </table:table-cell>
          <table:table-cell office:value-type="float" office:value="671.818086956522" calcext:value-type="float">
            <text:p>671.818086956522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7" calcext:value-type="float">
            <text:p>7</text:p>
          </table:table-cell>
          <table:table-cell office:value-type="float" office:value="2597.953" calcext:value-type="float">
            <text:p>2597.953</text:p>
          </table:table-cell>
          <table:table-cell office:value-type="float" office:value="371.136142857143" calcext:value-type="float">
            <text:p>371.13614285714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17" calcext:value-type="float">
            <text:p>117</text:p>
          </table:table-cell>
          <table:table-cell office:value-type="float" office:value="81018.338" calcext:value-type="float">
            <text:p>81018.338</text:p>
          </table:table-cell>
          <table:table-cell office:value-type="float" office:value="692.464427350427" calcext:value-type="float">
            <text:p>692.464427350427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2" calcext:value-type="float">
            <text:p>12</text:p>
          </table:table-cell>
          <table:table-cell office:value-type="float" office:value="6916.7249" calcext:value-type="float">
            <text:p>6916.7249</text:p>
          </table:table-cell>
          <table:table-cell office:value-type="float" office:value="576.393741666667" calcext:value-type="float">
            <text:p>576.393741666667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0" calcext:value-type="float">
            <text:p>20</text:p>
          </table:table-cell>
          <table:table-cell office:value-type="float" office:value="14091.356" calcext:value-type="float">
            <text:p>14091.356</text:p>
          </table:table-cell>
          <table:table-cell office:value-type="float" office:value="704.5678" calcext:value-type="float">
            <text:p>704.5678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" calcext:value-type="float">
            <text:p>2</text:p>
          </table:table-cell>
          <table:table-cell office:value-type="float" office:value="1375" calcext:value-type="float">
            <text:p>1375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" calcext:value-type="float">
            <text:p>9</text:p>
          </table:table-cell>
          <table:table-cell office:value-type="float" office:value="5770.893" calcext:value-type="float">
            <text:p>5770.893</text:p>
          </table:table-cell>
          <table:table-cell office:value-type="float" office:value="641.210333333333" calcext:value-type="float">
            <text:p>641.21033333333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2806.69" calcext:value-type="float">
            <text:p>2806.69</text:p>
          </table:table-cell>
          <table:table-cell office:value-type="float" office:value="701.6725" calcext:value-type="float">
            <text:p>701.6725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8" calcext:value-type="float">
            <text:p>58</text:p>
          </table:table-cell>
          <table:table-cell office:value-type="float" office:value="40034.644" calcext:value-type="float">
            <text:p>40034.644</text:p>
          </table:table-cell>
          <table:table-cell office:value-type="float" office:value="690.252482758621" calcext:value-type="float">
            <text:p>690.2524827586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7452.997" calcext:value-type="float">
            <text:p>7452.997</text:p>
          </table:table-cell>
          <table:table-cell office:value-type="float" office:value="828.110777777778" calcext:value-type="float">
            <text:p>828.11077777777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" calcext:value-type="float">
            <text:p>7</text:p>
          </table:table-cell>
          <table:table-cell office:value-type="float" office:value="4007.919" calcext:value-type="float">
            <text:p>4007.919</text:p>
          </table:table-cell>
          <table:table-cell office:value-type="float" office:value="572.559857142857" calcext:value-type="float">
            <text:p>572.55985714285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1" calcext:value-type="float">
            <text:p>21</text:p>
          </table:table-cell>
          <table:table-cell office:value-type="float" office:value="12877.927" calcext:value-type="float">
            <text:p>12877.927</text:p>
          </table:table-cell>
          <table:table-cell office:value-type="float" office:value="613.234619047619" calcext:value-type="float">
            <text:p>613.23461904761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7" calcext:value-type="float">
            <text:p>37</text:p>
          </table:table-cell>
          <table:table-cell office:value-type="float" office:value="25401.342" calcext:value-type="float">
            <text:p>25401.342</text:p>
          </table:table-cell>
          <table:table-cell office:value-type="float" office:value="686.522756756757" calcext:value-type="float">
            <text:p>686.52275675675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77" calcext:value-type="float">
            <text:p>377</text:p>
          </table:table-cell>
          <table:table-cell office:value-type="float" office:value="253477.166" calcext:value-type="float">
            <text:p>253477.166</text:p>
          </table:table-cell>
          <table:table-cell office:value-type="float" office:value="672.353225464191" calcext:value-type="float">
            <text:p>672.35322546419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808" calcext:value-type="float">
            <text:p>3808</text:p>
          </table:table-cell>
          <table:table-cell office:value-type="float" office:value="2702139.34330001" calcext:value-type="float">
            <text:p>2702139.34330001</text:p>
          </table:table-cell>
          <table:table-cell office:value-type="float" office:value="709.595415782566" calcext:value-type="float">
            <text:p>709.59541578256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200" calcext:value-type="float">
            <text:p>1200</text:p>
          </table:table-cell>
          <table:table-cell office:value-type="float" office:value="1456743.588" calcext:value-type="float">
            <text:p>1456743.588</text:p>
          </table:table-cell>
          <table:table-cell office:value-type="float" office:value="1213.95299" calcext:value-type="float">
            <text:p>1213.9529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4" calcext:value-type="float">
            <text:p>4</text:p>
          </table:table-cell>
          <table:table-cell office:value-type="float" office:value="1716.317" calcext:value-type="float">
            <text:p>1716.317</text:p>
          </table:table-cell>
          <table:table-cell office:value-type="float" office:value="429.07925" calcext:value-type="float">
            <text:p>429.079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1" calcext:value-type="float">
            <text:p>31</text:p>
          </table:table-cell>
          <table:table-cell office:value-type="float" office:value="16221.609" calcext:value-type="float">
            <text:p>16221.609</text:p>
          </table:table-cell>
          <table:table-cell office:value-type="float" office:value="523.277709677419" calcext:value-type="float">
            <text:p>523.277709677419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3.333" calcext:value-type="float">
            <text:p>333.33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office:value-type="float" office:value="1284.722" calcext:value-type="float">
            <text:p>1284.722</text:p>
          </table:table-cell>
          <table:table-cell office:value-type="float" office:value="642.361" calcext:value-type="float">
            <text:p>642.36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94" calcext:value-type="float">
            <text:p>94</text:p>
          </table:table-cell>
          <table:table-cell office:value-type="float" office:value="57019.498" calcext:value-type="float">
            <text:p>57019.498</text:p>
          </table:table-cell>
          <table:table-cell office:value-type="float" office:value="606.590404255319" calcext:value-type="float">
            <text:p>606.5904042553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.931" calcext:value-type="float">
            <text:p>137.93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" calcext:value-type="float">
            <text:p>3</text:p>
          </table:table-cell>
          <table:table-cell office:value-type="float" office:value="1970.833" calcext:value-type="float">
            <text:p>1970.833</text:p>
          </table:table-cell>
          <table:table-cell office:value-type="float" office:value="656.944333333333" calcext:value-type="float">
            <text:p>656.944333333333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19" calcext:value-type="float">
            <text:p>219</text:p>
          </table:table-cell>
          <table:table-cell office:value-type="float" office:value="148581.398" calcext:value-type="float">
            <text:p>148581.398</text:p>
          </table:table-cell>
          <table:table-cell office:value-type="float" office:value="678.453872146119" calcext:value-type="float">
            <text:p>678.45387214611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142" calcext:value-type="float">
            <text:p>2142</text:p>
          </table:table-cell>
          <table:table-cell office:value-type="float" office:value="1663391.097" calcext:value-type="float">
            <text:p>1663391.097</text:p>
          </table:table-cell>
          <table:table-cell office:value-type="float" office:value="776.559802521009" calcext:value-type="float">
            <text:p>776.559802521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70782.208" calcext:value-type="float">
            <text:p>70782.208</text:p>
          </table:table-cell>
          <table:table-cell office:value-type="float" office:value="667.756679245283" calcext:value-type="float">
            <text:p>667.75667924528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6" calcext:value-type="float">
            <text:p>36</text:p>
          </table:table-cell>
          <table:table-cell office:value-type="float" office:value="29262.659" calcext:value-type="float">
            <text:p>29262.659</text:p>
          </table:table-cell>
          <table:table-cell office:value-type="float" office:value="812.851638888889" calcext:value-type="float">
            <text:p>812.851638888889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8" calcext:value-type="float">
            <text:p>28</text:p>
          </table:table-cell>
          <table:table-cell office:value-type="float" office:value="18075.403" calcext:value-type="float">
            <text:p>18075.403</text:p>
          </table:table-cell>
          <table:table-cell office:value-type="float" office:value="645.550107142857" calcext:value-type="float">
            <text:p>645.55010714285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257" calcext:value-type="float">
            <text:p>2257</text:p>
          </table:table-cell>
          <table:table-cell office:value-type="float" office:value="2555833.09" calcext:value-type="float">
            <text:p>2555833.09</text:p>
          </table:table-cell>
          <table:table-cell office:value-type="float" office:value="1132.40278688524" calcext:value-type="float">
            <text:p>1132.4027868852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31" calcext:value-type="float">
            <text:p>531</text:p>
          </table:table-cell>
          <table:table-cell office:value-type="float" office:value="420288.9653" calcext:value-type="float">
            <text:p>420288.9653</text:p>
          </table:table-cell>
          <table:table-cell office:value-type="float" office:value="791.504642749529" calcext:value-type="float">
            <text:p>791.50464274952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31" calcext:value-type="float">
            <text:p>2031</text:p>
          </table:table-cell>
          <table:table-cell office:value-type="float" office:value="2277357.084" calcext:value-type="float">
            <text:p>2277357.084</text:p>
          </table:table-cell>
          <table:table-cell office:value-type="float" office:value="1121.29841654357" calcext:value-type="float">
            <text:p>1121.2984165435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87" calcext:value-type="float">
            <text:p>487</text:p>
          </table:table-cell>
          <table:table-cell office:value-type="float" office:value="350297.268" calcext:value-type="float">
            <text:p>350297.268</text:p>
          </table:table-cell>
          <table:table-cell office:value-type="float" office:value="719.296238193018" calcext:value-type="float">
            <text:p>719.296238193018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4.444" calcext:value-type="float">
            <text:p>444.444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944" calcext:value-type="float">
            <text:p>944</text:p>
          </table:table-cell>
          <table:table-cell office:value-type="float" office:value="1312379.944" calcext:value-type="float">
            <text:p>1312379.944</text:p>
          </table:table-cell>
          <table:table-cell office:value-type="float" office:value="1390.23299152542" calcext:value-type="float">
            <text:p>1390.2329915254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2" calcext:value-type="float">
            <text:p>12</text:p>
          </table:table-cell>
          <table:table-cell office:value-type="float" office:value="5481.961" calcext:value-type="float">
            <text:p>5481.961</text:p>
          </table:table-cell>
          <table:table-cell office:value-type="float" office:value="456.830083333333" calcext:value-type="float">
            <text:p>456.83008333333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4" calcext:value-type="float">
            <text:p>154</text:p>
          </table:table-cell>
          <table:table-cell office:value-type="float" office:value="96157.426" calcext:value-type="float">
            <text:p>96157.426</text:p>
          </table:table-cell>
          <table:table-cell office:value-type="float" office:value="624.39887012987" calcext:value-type="float">
            <text:p>624.3988701298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100" calcext:value-type="float">
            <text:p>3100</text:p>
          </table:table-cell>
          <table:table-cell office:value-type="float" office:value="5512093.03799999" calcext:value-type="float">
            <text:p>5512093.03799999</text:p>
          </table:table-cell>
          <table:table-cell office:value-type="float" office:value="1778.09452838709" calcext:value-type="float">
            <text:p>1778.094528387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879" calcext:value-type="float">
            <text:p>4879</text:p>
          </table:table-cell>
          <table:table-cell office:value-type="float" office:value="8462534.66600001" calcext:value-type="float">
            <text:p>8462534.66600001</text:p>
          </table:table-cell>
          <table:table-cell office:value-type="float" office:value="1734.48138266038" calcext:value-type="float">
            <text:p>1734.48138266038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082" calcext:value-type="float">
            <text:p>1082</text:p>
          </table:table-cell>
          <table:table-cell office:value-type="float" office:value="856596.0387" calcext:value-type="float">
            <text:p>856596.0387</text:p>
          </table:table-cell>
          <table:table-cell office:value-type="float" office:value="791.678409149723" calcext:value-type="float">
            <text:p>791.67840914972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767" calcext:value-type="float">
            <text:p>767</text:p>
          </table:table-cell>
          <table:table-cell office:value-type="float" office:value="554078.781000001" calcext:value-type="float">
            <text:p>554078.781000001</text:p>
          </table:table-cell>
          <table:table-cell office:value-type="float" office:value="722.397367666233" calcext:value-type="float">
            <text:p>722.39736766623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5" calcext:value-type="float">
            <text:p>35</text:p>
          </table:table-cell>
          <table:table-cell office:value-type="float" office:value="27078.255" calcext:value-type="float">
            <text:p>27078.255</text:p>
          </table:table-cell>
          <table:table-cell office:value-type="float" office:value="773.664428571429" calcext:value-type="float">
            <text:p>773.66442857142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" calcext:value-type="float">
            <text:p>14</text:p>
          </table:table-cell>
          <table:table-cell office:value-type="float" office:value="7722.0263" calcext:value-type="float">
            <text:p>7722.0263</text:p>
          </table:table-cell>
          <table:table-cell office:value-type="float" office:value="551.573307142857" calcext:value-type="float">
            <text:p>551.573307142857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.862" calcext:value-type="float">
            <text:p>275.86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float" office:value="2238.852" calcext:value-type="float">
            <text:p>2238.852</text:p>
          </table:table-cell>
          <table:table-cell office:value-type="float" office:value="746.284" calcext:value-type="float">
            <text:p>746.2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float" office:value="2388.7" calcext:value-type="float">
            <text:p>2388.7</text:p>
          </table:table-cell>
          <table:table-cell office:value-type="float" office:value="597.175" calcext:value-type="float">
            <text:p>597.1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450" calcext:value-type="float">
            <text:p>2450</text:p>
          </table:table-cell>
          <table:table-cell office:value-type="float" office:value="816.666666666667" calcext:value-type="float">
            <text:p>816.66666666666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52" calcext:value-type="float">
            <text:p>152</text:p>
          </table:table-cell>
          <table:table-cell office:value-type="float" office:value="105907.516" calcext:value-type="float">
            <text:p>105907.516</text:p>
          </table:table-cell>
          <table:table-cell office:value-type="float" office:value="696.75997368421" calcext:value-type="float">
            <text:p>696.7599736842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" calcext:value-type="float">
            <text:p>6</text:p>
          </table:table-cell>
          <table:table-cell office:value-type="float" office:value="2922.216" calcext:value-type="float">
            <text:p>2922.216</text:p>
          </table:table-cell>
          <table:table-cell office:value-type="float" office:value="487.036" calcext:value-type="float">
            <text:p>487.03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1.551" calcext:value-type="float">
            <text:p>671.55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" calcext:value-type="float">
            <text:p>2</text:p>
          </table:table-cell>
          <table:table-cell office:value-type="float" office:value="813.132" calcext:value-type="float">
            <text:p>813.132</text:p>
          </table:table-cell>
          <table:table-cell office:value-type="float" office:value="406.566" calcext:value-type="float">
            <text:p>406.5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0.645" calcext:value-type="float">
            <text:p>580.64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4.868" calcext:value-type="float">
            <text:p>224.86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7.273" calcext:value-type="float">
            <text:p>227.27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40" calcext:value-type="float">
            <text:p>240</text:p>
          </table:table-cell>
          <table:table-cell office:value-type="float" office:value="163024.458" calcext:value-type="float">
            <text:p>163024.458</text:p>
          </table:table-cell>
          <table:table-cell office:value-type="float" office:value="679.268575" calcext:value-type="float">
            <text:p>679.26857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9" calcext:value-type="float">
            <text:p>29</text:p>
          </table:table-cell>
          <table:table-cell office:value-type="float" office:value="16294.494" calcext:value-type="float">
            <text:p>16294.494</text:p>
          </table:table-cell>
          <table:table-cell office:value-type="float" office:value="561.879103448276" calcext:value-type="float">
            <text:p>561.87910344827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1" calcext:value-type="float">
            <text:p>681</text:p>
          </table:table-cell>
          <table:table-cell office:value-type="float" office:value="527026.623" calcext:value-type="float">
            <text:p>527026.623</text:p>
          </table:table-cell>
          <table:table-cell office:value-type="float" office:value="773.901061674008" calcext:value-type="float">
            <text:p>773.90106167400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5" calcext:value-type="float">
            <text:p>5</text:p>
          </table:table-cell>
          <table:table-cell office:value-type="float" office:value="3864.286" calcext:value-type="float">
            <text:p>3864.286</text:p>
          </table:table-cell>
          <table:table-cell office:value-type="float" office:value="772.8572" calcext:value-type="float">
            <text:p>772.857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" calcext:value-type="float">
            <text:p>2</text:p>
          </table:table-cell>
          <table:table-cell office:value-type="float" office:value="664.444" calcext:value-type="float">
            <text:p>664.444</text:p>
          </table:table-cell>
          <table:table-cell office:value-type="float" office:value="332.222" calcext:value-type="float">
            <text:p>332.22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24" calcext:value-type="float">
            <text:p>324</text:p>
          </table:table-cell>
          <table:table-cell office:value-type="float" office:value="243683.421" calcext:value-type="float">
            <text:p>243683.421</text:p>
          </table:table-cell>
          <table:table-cell office:value-type="float" office:value="752.109324074074" calcext:value-type="float">
            <text:p>752.10932407407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312" calcext:value-type="float">
            <text:p>1312</text:p>
          </table:table-cell>
          <table:table-cell office:value-type="float" office:value="1087154.972" calcext:value-type="float">
            <text:p>1087154.972</text:p>
          </table:table-cell>
          <table:table-cell office:value-type="float" office:value="828.624216463414" calcext:value-type="float">
            <text:p>828.62421646341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.579" calcext:value-type="float">
            <text:p>131.5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8" calcext:value-type="float">
            <text:p>98</text:p>
          </table:table-cell>
          <table:table-cell office:value-type="float" office:value="73366.356" calcext:value-type="float">
            <text:p>73366.356</text:p>
          </table:table-cell>
          <table:table-cell office:value-type="float" office:value="748.636285714286" calcext:value-type="float">
            <text:p>748.63628571428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1" calcext:value-type="float">
            <text:p>21</text:p>
          </table:table-cell>
          <table:table-cell office:value-type="float" office:value="15443.156" calcext:value-type="float">
            <text:p>15443.156</text:p>
          </table:table-cell>
          <table:table-cell office:value-type="float" office:value="735.388380952381" calcext:value-type="float">
            <text:p>735.388380952381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402" calcext:value-type="float">
            <text:p>402</text:p>
          </table:table-cell>
          <table:table-cell office:value-type="float" office:value="281258.694" calcext:value-type="float">
            <text:p>281258.694</text:p>
          </table:table-cell>
          <table:table-cell office:value-type="float" office:value="699.648492537314" calcext:value-type="float">
            <text:p>699.6484925373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1613.889" calcext:value-type="float">
            <text:p>1613.889</text:p>
          </table:table-cell>
          <table:table-cell office:value-type="float" office:value="537.963" calcext:value-type="float">
            <text:p>537.96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  <table:table-cell office:value-type="float" office:value="1816.203" calcext:value-type="float">
            <text:p>1816.203</text:p>
          </table:table-cell>
          <table:table-cell office:value-type="float" office:value="454.05075" calcext:value-type="float">
            <text:p>454.050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85879.188" calcext:value-type="float">
            <text:p>85879.188</text:p>
          </table:table-cell>
          <table:table-cell office:value-type="float" office:value="715.6599" calcext:value-type="float">
            <text:p>715.659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83" calcext:value-type="float">
            <text:p>483</text:p>
          </table:table-cell>
          <table:table-cell office:value-type="float" office:value="327683.58" calcext:value-type="float">
            <text:p>327683.58</text:p>
          </table:table-cell>
          <table:table-cell office:value-type="float" office:value="678.433913043478" calcext:value-type="float">
            <text:p>678.43391304347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2" calcext:value-type="float">
            <text:p>192</text:p>
          </table:table-cell>
          <table:table-cell office:value-type="float" office:value="136624.638" calcext:value-type="float">
            <text:p>136624.638</text:p>
          </table:table-cell>
          <table:table-cell office:value-type="float" office:value="711.58665625" calcext:value-type="float">
            <text:p>711.5866562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35" calcext:value-type="float">
            <text:p>235</text:p>
          </table:table-cell>
          <table:table-cell office:value-type="float" office:value="185097.621" calcext:value-type="float">
            <text:p>185097.621</text:p>
          </table:table-cell>
          <table:table-cell office:value-type="float" office:value="787.64945106383" calcext:value-type="float">
            <text:p>787.649451063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 office:value-type="float" office:value="1527.507" calcext:value-type="float">
            <text:p>1527.507</text:p>
          </table:table-cell>
          <table:table-cell office:value-type="float" office:value="381.87675" calcext:value-type="float">
            <text:p>381.8767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3" calcext:value-type="float">
            <text:p>303</text:p>
          </table:table-cell>
          <table:table-cell office:value-type="float" office:value="215707.877" calcext:value-type="float">
            <text:p>215707.877</text:p>
          </table:table-cell>
          <table:table-cell office:value-type="float" office:value="711.907184818482" calcext:value-type="float">
            <text:p>711.90718481848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float" office:value="4206.072" calcext:value-type="float">
            <text:p>4206.072</text:p>
          </table:table-cell>
          <table:table-cell office:value-type="float" office:value="600.867428571429" calcext:value-type="float">
            <text:p>600.86742857142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6" calcext:value-type="float">
            <text:p>56</text:p>
          </table:table-cell>
          <table:table-cell office:value-type="float" office:value="42772.348" calcext:value-type="float">
            <text:p>42772.348</text:p>
          </table:table-cell>
          <table:table-cell office:value-type="float" office:value="763.791928571429" calcext:value-type="float">
            <text:p>763.791928571429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" calcext:value-type="float">
            <text:p>3</text:p>
          </table:table-cell>
          <table:table-cell office:value-type="float" office:value="2733.333" calcext:value-type="float">
            <text:p>2733.333</text:p>
          </table:table-cell>
          <table:table-cell office:value-type="float" office:value="911.111" calcext:value-type="float">
            <text:p>911.11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354" calcext:value-type="float">
            <text:p>3354</text:p>
          </table:table-cell>
          <table:table-cell office:value-type="float" office:value="2819002.695" calcext:value-type="float">
            <text:p>2819002.695</text:p>
          </table:table-cell>
          <table:table-cell office:value-type="float" office:value="840.489771914133" calcext:value-type="float">
            <text:p>840.48977191413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54" calcext:value-type="float">
            <text:p>254</text:p>
          </table:table-cell>
          <table:table-cell office:value-type="float" office:value="171363.79166" calcext:value-type="float">
            <text:p>171363.79166</text:p>
          </table:table-cell>
          <table:table-cell office:value-type="float" office:value="674.660597086614" calcext:value-type="float">
            <text:p>674.6605970866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502" calcext:value-type="float">
            <text:p>4502</text:p>
          </table:table-cell>
          <table:table-cell office:value-type="float" office:value="3211427.28920001" calcext:value-type="float">
            <text:p>3211427.28920001</text:p>
          </table:table-cell>
          <table:table-cell office:value-type="float" office:value="713.333471612618" calcext:value-type="float">
            <text:p>713.3334716126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10" calcext:value-type="float">
            <text:p>310</text:p>
          </table:table-cell>
          <table:table-cell office:value-type="float" office:value="222055.921" calcext:value-type="float">
            <text:p>222055.921</text:p>
          </table:table-cell>
          <table:table-cell office:value-type="float" office:value="716.309422580645" calcext:value-type="float">
            <text:p>716.30942258064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198" calcext:value-type="float">
            <text:p>3198</text:p>
          </table:table-cell>
          <table:table-cell office:value-type="float" office:value="3653021.97199999" calcext:value-type="float">
            <text:p>3653021.97199999</text:p>
          </table:table-cell>
          <table:table-cell office:value-type="float" office:value="1142.28329330832" calcext:value-type="float">
            <text:p>1142.2832933083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2" calcext:value-type="float">
            <text:p>12</text:p>
          </table:table-cell>
          <table:table-cell office:value-type="float" office:value="8123.442" calcext:value-type="float">
            <text:p>8123.442</text:p>
          </table:table-cell>
          <table:table-cell office:value-type="float" office:value="676.9535" calcext:value-type="float">
            <text:p>676.953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714.286" calcext:value-type="float">
            <text:p>714.286</text:p>
          </table:table-cell>
          <table:table-cell office:value-type="float" office:value="357.143" calcext:value-type="float">
            <text:p>357.143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46" calcext:value-type="float">
            <text:p>646</text:p>
          </table:table-cell>
          <table:table-cell office:value-type="float" office:value="436538.054" calcext:value-type="float">
            <text:p>436538.054</text:p>
          </table:table-cell>
          <table:table-cell office:value-type="float" office:value="675.755501547987" calcext:value-type="float">
            <text:p>675.75550154798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965" calcext:value-type="float">
            <text:p>965</text:p>
          </table:table-cell>
          <table:table-cell office:value-type="float" office:value="837572.147" calcext:value-type="float">
            <text:p>837572.147</text:p>
          </table:table-cell>
          <table:table-cell office:value-type="float" office:value="867.950411398964" calcext:value-type="float">
            <text:p>867.95041139896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" calcext:value-type="float">
            <text:p>5</text:p>
          </table:table-cell>
          <table:table-cell office:value-type="float" office:value="2880" calcext:value-type="float">
            <text:p>288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333" calcext:value-type="float">
            <text:p>1333</text:p>
          </table:table-cell>
          <table:table-cell office:value-type="float" office:value="1708372.078" calcext:value-type="float">
            <text:p>1708372.078</text:p>
          </table:table-cell>
          <table:table-cell office:value-type="float" office:value="1281.59945836459" calcext:value-type="float">
            <text:p>1281.5994583645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979" calcext:value-type="float">
            <text:p>4979</text:p>
          </table:table-cell>
          <table:table-cell office:value-type="float" office:value="4192425.15599997" calcext:value-type="float">
            <text:p>4192425.15599997</text:p>
          </table:table-cell>
          <table:table-cell office:value-type="float" office:value="842.021521590674" calcext:value-type="float">
            <text:p>842.02152159067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925" calcext:value-type="float">
            <text:p>925</text:p>
          </table:table-cell>
          <table:table-cell office:value-type="float" office:value="1281260.245" calcext:value-type="float">
            <text:p>1281260.245</text:p>
          </table:table-cell>
          <table:table-cell office:value-type="float" office:value="1385.14621081081" calcext:value-type="float">
            <text:p>1385.14621081081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3" calcext:value-type="float">
            <text:p>23</text:p>
          </table:table-cell>
          <table:table-cell office:value-type="float" office:value="11554.7652" calcext:value-type="float">
            <text:p>11554.7652</text:p>
          </table:table-cell>
          <table:table-cell office:value-type="float" office:value="502.381095652174" calcext:value-type="float">
            <text:p>502.381095652174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18" calcext:value-type="float">
            <text:p>218</text:p>
          </table:table-cell>
          <table:table-cell office:value-type="float" office:value="148277.632" calcext:value-type="float">
            <text:p>148277.632</text:p>
          </table:table-cell>
          <table:table-cell office:value-type="float" office:value="680.172623853211" calcext:value-type="float">
            <text:p>680.1726238532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float" office:value="2520.537" calcext:value-type="float">
            <text:p>2520.537</text:p>
          </table:table-cell>
          <table:table-cell office:value-type="float" office:value="420.0895" calcext:value-type="float">
            <text:p>420.089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94" calcext:value-type="float">
            <text:p>194</text:p>
          </table:table-cell>
          <table:table-cell office:value-type="float" office:value="123205.851" calcext:value-type="float">
            <text:p>123205.851</text:p>
          </table:table-cell>
          <table:table-cell office:value-type="float" office:value="635.081706185567" calcext:value-type="float">
            <text:p>635.08170618556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3.333" calcext:value-type="float">
            <text:p>333.3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74" calcext:value-type="float">
            <text:p>474</text:p>
          </table:table-cell>
          <table:table-cell office:value-type="float" office:value="333962.996" calcext:value-type="float">
            <text:p>333962.996</text:p>
          </table:table-cell>
          <table:table-cell office:value-type="float" office:value="704.563282700422" calcext:value-type="float">
            <text:p>704.56328270042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1" calcext:value-type="float">
            <text:p>21</text:p>
          </table:table-cell>
          <table:table-cell office:value-type="float" office:value="23667.439" calcext:value-type="float">
            <text:p>23667.439</text:p>
          </table:table-cell>
          <table:table-cell office:value-type="float" office:value="1127.0209047619" calcext:value-type="float">
            <text:p>1127.020904761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971.429" calcext:value-type="float">
            <text:p>971.429</text:p>
          </table:table-cell>
          <table:table-cell office:value-type="float" office:value="485.7145" calcext:value-type="float">
            <text:p>485.714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65" calcext:value-type="float">
            <text:p>565</text:p>
          </table:table-cell>
          <table:table-cell office:value-type="float" office:value="400295.838" calcext:value-type="float">
            <text:p>400295.838</text:p>
          </table:table-cell>
          <table:table-cell office:value-type="float" office:value="708.488208849558" calcext:value-type="float">
            <text:p>708.48820884955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334" calcext:value-type="float">
            <text:p>1334</text:p>
          </table:table-cell>
          <table:table-cell office:value-type="float" office:value="2188856.429" calcext:value-type="float">
            <text:p>2188856.429</text:p>
          </table:table-cell>
          <table:table-cell office:value-type="float" office:value="1640.8219107946" calcext:value-type="float">
            <text:p>1640.821910794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93" calcext:value-type="float">
            <text:p>393</text:p>
          </table:table-cell>
          <table:table-cell office:value-type="float" office:value="373045.575" calcext:value-type="float">
            <text:p>373045.575</text:p>
          </table:table-cell>
          <table:table-cell office:value-type="float" office:value="949.225381679389" calcext:value-type="float">
            <text:p>949.22538167938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3" calcext:value-type="float">
            <text:p>23</text:p>
          </table:table-cell>
          <table:table-cell office:value-type="float" office:value="12138.123" calcext:value-type="float">
            <text:p>12138.123</text:p>
          </table:table-cell>
          <table:table-cell office:value-type="float" office:value="527.74447826087" calcext:value-type="float">
            <text:p>527.7444782608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2" calcext:value-type="float">
            <text:p>32</text:p>
          </table:table-cell>
          <table:table-cell office:value-type="float" office:value="20868.373" calcext:value-type="float">
            <text:p>20868.373</text:p>
          </table:table-cell>
          <table:table-cell office:value-type="float" office:value="652.13665625" calcext:value-type="float">
            <text:p>652.13665625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" calcext:value-type="float">
            <text:p>4</text:p>
          </table:table-cell>
          <table:table-cell office:value-type="float" office:value="1930" calcext:value-type="float">
            <text:p>1930</text:p>
          </table:table-cell>
          <table:table-cell office:value-type="float" office:value="482.5" calcext:value-type="float">
            <text:p>482.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57" calcext:value-type="float">
            <text:p>157</text:p>
          </table:table-cell>
          <table:table-cell office:value-type="float" office:value="156612.819" calcext:value-type="float">
            <text:p>156612.819</text:p>
          </table:table-cell>
          <table:table-cell office:value-type="float" office:value="997.533878980891" calcext:value-type="float">
            <text:p>997.533878980891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.714" calcext:value-type="float">
            <text:p>185.71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25" calcext:value-type="float">
            <text:p>125</text:p>
          </table:table-cell>
          <table:table-cell office:value-type="float" office:value="81580.853" calcext:value-type="float">
            <text:p>81580.853</text:p>
          </table:table-cell>
          <table:table-cell office:value-type="float" office:value="652.646824" calcext:value-type="float">
            <text:p>652.646824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817" calcext:value-type="float">
            <text:p>817</text:p>
          </table:table-cell>
          <table:table-cell office:value-type="float" office:value="621123.516" calcext:value-type="float">
            <text:p>621123.516</text:p>
          </table:table-cell>
          <table:table-cell office:value-type="float" office:value="760.249101591187" calcext:value-type="float">
            <text:p>760.24910159118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6" calcext:value-type="float">
            <text:p>46</text:p>
          </table:table-cell>
          <table:table-cell office:value-type="float" office:value="27050.7041" calcext:value-type="float">
            <text:p>27050.7041</text:p>
          </table:table-cell>
          <table:table-cell office:value-type="float" office:value="588.058784782609" calcext:value-type="float">
            <text:p>588.05878478260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float" office:value="2409.091" calcext:value-type="float">
            <text:p>2409.091</text:p>
          </table:table-cell>
          <table:table-cell office:value-type="float" office:value="803.030333333333" calcext:value-type="float">
            <text:p>803.03033333333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" calcext:value-type="float">
            <text:p>4</text:p>
          </table:table-cell>
          <table:table-cell office:value-type="float" office:value="1522.484" calcext:value-type="float">
            <text:p>1522.484</text:p>
          </table:table-cell>
          <table:table-cell office:value-type="float" office:value="380.621" calcext:value-type="float">
            <text:p>380.621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1" calcext:value-type="float">
            <text:p>31</text:p>
          </table:table-cell>
          <table:table-cell office:value-type="float" office:value="19820.856" calcext:value-type="float">
            <text:p>19820.856</text:p>
          </table:table-cell>
          <table:table-cell office:value-type="float" office:value="639.382451612903" calcext:value-type="float">
            <text:p>639.382451612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480.812" calcext:value-type="float">
            <text:p>4480.812</text:p>
          </table:table-cell>
          <table:table-cell office:value-type="float" office:value="497.868" calcext:value-type="float">
            <text:p>497.86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45" calcext:value-type="float">
            <text:p>1445</text:p>
          </table:table-cell>
          <table:table-cell office:value-type="float" office:value="2407441.796" calcext:value-type="float">
            <text:p>2407441.796</text:p>
          </table:table-cell>
          <table:table-cell office:value-type="float" office:value="1666.04968581315" calcext:value-type="float">
            <text:p>1666.04968581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7520.668" calcext:value-type="float">
            <text:p>7520.668</text:p>
          </table:table-cell>
          <table:table-cell office:value-type="float" office:value="626.722333333333" calcext:value-type="float">
            <text:p>626.72233333333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477" calcext:value-type="float">
            <text:p>477</text:p>
          </table:table-cell>
          <table:table-cell office:value-type="float" office:value="297339.676" calcext:value-type="float">
            <text:p>297339.676</text:p>
          </table:table-cell>
          <table:table-cell office:value-type="float" office:value="623.353618448637" calcext:value-type="float">
            <text:p>623.35361844863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13128.027" calcext:value-type="float">
            <text:p>13128.027</text:p>
          </table:table-cell>
          <table:table-cell office:value-type="float" office:value="656.40135" calcext:value-type="float">
            <text:p>656.40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8" calcext:value-type="float">
            <text:p>408</text:p>
          </table:table-cell>
          <table:table-cell office:value-type="float" office:value="263236.897" calcext:value-type="float">
            <text:p>263236.897</text:p>
          </table:table-cell>
          <table:table-cell office:value-type="float" office:value="645.188473039216" calcext:value-type="float">
            <text:p>645.18847303921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21" calcext:value-type="float">
            <text:p>121</text:p>
          </table:table-cell>
          <table:table-cell office:value-type="float" office:value="92126.787" calcext:value-type="float">
            <text:p>92126.787</text:p>
          </table:table-cell>
          <table:table-cell office:value-type="float" office:value="761.378404958677" calcext:value-type="float">
            <text:p>761.3784049586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4" calcext:value-type="float">
            <text:p>1094</text:p>
          </table:table-cell>
          <table:table-cell office:value-type="float" office:value="883887.338" calcext:value-type="float">
            <text:p>883887.338</text:p>
          </table:table-cell>
          <table:table-cell office:value-type="float" office:value="807.940893967093" calcext:value-type="float">
            <text:p>807.94089396709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" calcext:value-type="float">
            <text:p>40</text:p>
          </table:table-cell>
          <table:table-cell office:value-type="float" office:value="26713.256" calcext:value-type="float">
            <text:p>26713.256</text:p>
          </table:table-cell>
          <table:table-cell office:value-type="float" office:value="667.8314" calcext:value-type="float">
            <text:p>667.831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1" calcext:value-type="float">
            <text:p>61</text:p>
          </table:table-cell>
          <table:table-cell office:value-type="float" office:value="31554.762" calcext:value-type="float">
            <text:p>31554.762</text:p>
          </table:table-cell>
          <table:table-cell office:value-type="float" office:value="517.291180327869" calcext:value-type="float">
            <text:p>517.291180327869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40" calcext:value-type="float">
            <text:p>140</text:p>
          </table:table-cell>
          <table:table-cell office:value-type="float" office:value="87059.102" calcext:value-type="float">
            <text:p>87059.102</text:p>
          </table:table-cell>
          <table:table-cell office:value-type="float" office:value="621.850728571428" calcext:value-type="float">
            <text:p>621.85072857142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float" office:value="1717.953" calcext:value-type="float">
            <text:p>1717.953</text:p>
          </table:table-cell>
          <table:table-cell office:value-type="float" office:value="858.9765" calcext:value-type="float">
            <text:p>858.9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3.333" calcext:value-type="float">
            <text:p>583.333</text:p>
          </table:table-cell>
          <table:table-cell office:value-type="float" office:value="291.6665" calcext:value-type="float">
            <text:p>291.666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2" calcext:value-type="float">
            <text:p>22</text:p>
          </table:table-cell>
          <table:table-cell office:value-type="float" office:value="14721.083" calcext:value-type="float">
            <text:p>14721.083</text:p>
          </table:table-cell>
          <table:table-cell office:value-type="float" office:value="669.140136363636" calcext:value-type="float">
            <text:p>669.14013636363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  <table:table-cell office:value-type="float" office:value="3281.481" calcext:value-type="float">
            <text:p>3281.481</text:p>
          </table:table-cell>
          <table:table-cell office:value-type="float" office:value="546.9135" calcext:value-type="float">
            <text:p>546.913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office:value-type="float" office:value="5986.906" calcext:value-type="float">
            <text:p>5986.906</text:p>
          </table:table-cell>
          <table:table-cell office:value-type="float" office:value="598.6906" calcext:value-type="float">
            <text:p>598.690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63" calcext:value-type="float">
            <text:p>263</text:p>
          </table:table-cell>
          <table:table-cell office:value-type="float" office:value="193004.299" calcext:value-type="float">
            <text:p>193004.299</text:p>
          </table:table-cell>
          <table:table-cell office:value-type="float" office:value="733.856650190114" calcext:value-type="float">
            <text:p>733.856650190114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8" calcext:value-type="float">
            <text:p>28</text:p>
          </table:table-cell>
          <table:table-cell office:value-type="float" office:value="17765.582" calcext:value-type="float">
            <text:p>17765.582</text:p>
          </table:table-cell>
          <table:table-cell office:value-type="float" office:value="634.485071428571" calcext:value-type="float">
            <text:p>634.48507142857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0" calcext:value-type="float">
            <text:p>190</text:p>
          </table:table-cell>
          <table:table-cell office:value-type="float" office:value="107851.6693" calcext:value-type="float">
            <text:p>107851.6693</text:p>
          </table:table-cell>
          <table:table-cell office:value-type="float" office:value="567.640364736842" calcext:value-type="float">
            <text:p>567.64036473684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.89" calcext:value-type="float">
            <text:p>109.89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89" calcext:value-type="float">
            <text:p>89</text:p>
          </table:table-cell>
          <table:table-cell office:value-type="float" office:value="68249.265" calcext:value-type="float">
            <text:p>68249.265</text:p>
          </table:table-cell>
          <table:table-cell office:value-type="float" office:value="766.845674157303" calcext:value-type="float">
            <text:p>766.8456741573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5447.668" calcext:value-type="float">
            <text:p>15447.668</text:p>
          </table:table-cell>
          <table:table-cell office:value-type="float" office:value="572.135851851852" calcext:value-type="float">
            <text:p>572.13585185185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1" calcext:value-type="float">
            <text:p>11</text:p>
          </table:table-cell>
          <table:table-cell office:value-type="float" office:value="8128.685" calcext:value-type="float">
            <text:p>8128.685</text:p>
          </table:table-cell>
          <table:table-cell office:value-type="float" office:value="738.971363636364" calcext:value-type="float">
            <text:p>738.97136363636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58" calcext:value-type="float">
            <text:p>758</text:p>
          </table:table-cell>
          <table:table-cell office:value-type="float" office:value="579250.892000001" calcext:value-type="float">
            <text:p>579250.892000001</text:p>
          </table:table-cell>
          <table:table-cell office:value-type="float" office:value="764.183234828497" calcext:value-type="float">
            <text:p>764.183234828497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82" calcext:value-type="float">
            <text:p>282</text:p>
          </table:table-cell>
          <table:table-cell office:value-type="float" office:value="214857.55" calcext:value-type="float">
            <text:p>214857.55</text:p>
          </table:table-cell>
          <table:table-cell office:value-type="float" office:value="761.906205673759" calcext:value-type="float">
            <text:p>761.906205673759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922" calcext:value-type="float">
            <text:p>922</text:p>
          </table:table-cell>
          <table:table-cell office:value-type="float" office:value="753226.044000001" calcext:value-type="float">
            <text:p>753226.044000001</text:p>
          </table:table-cell>
          <table:table-cell office:value-type="float" office:value="816.947986984816" calcext:value-type="float">
            <text:p>816.94798698481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7" calcext:value-type="float">
            <text:p>57</text:p>
          </table:table-cell>
          <table:table-cell office:value-type="float" office:value="39683.001" calcext:value-type="float">
            <text:p>39683.001</text:p>
          </table:table-cell>
          <table:table-cell office:value-type="float" office:value="696.193" calcext:value-type="float">
            <text:p>696.19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63" calcext:value-type="float">
            <text:p>663</text:p>
          </table:table-cell>
          <table:table-cell office:value-type="float" office:value="498760.369" calcext:value-type="float">
            <text:p>498760.369</text:p>
          </table:table-cell>
          <table:table-cell office:value-type="float" office:value="752.278082956259" calcext:value-type="float">
            <text:p>752.27808295625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80" calcext:value-type="float">
            <text:p>280</text:p>
          </table:table-cell>
          <table:table-cell office:value-type="float" office:value="195886.097" calcext:value-type="float">
            <text:p>195886.097</text:p>
          </table:table-cell>
          <table:table-cell office:value-type="float" office:value="699.593203571429" calcext:value-type="float">
            <text:p>699.59320357142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155" calcext:value-type="float">
            <text:p>1155</text:p>
          </table:table-cell>
          <table:table-cell office:value-type="float" office:value="825588.72" calcext:value-type="float">
            <text:p>825588.72</text:p>
          </table:table-cell>
          <table:table-cell office:value-type="float" office:value="714.795428571429" calcext:value-type="float">
            <text:p>714.795428571429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4" calcext:value-type="float">
            <text:p>54</text:p>
          </table:table-cell>
          <table:table-cell office:value-type="float" office:value="31338.82" calcext:value-type="float">
            <text:p>31338.82</text:p>
          </table:table-cell>
          <table:table-cell office:value-type="float" office:value="580.348518518518" calcext:value-type="float">
            <text:p>580.348518518518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353" calcext:value-type="float">
            <text:p>353</text:p>
          </table:table-cell>
          <table:table-cell office:value-type="float" office:value="217289.246" calcext:value-type="float">
            <text:p>217289.246</text:p>
          </table:table-cell>
          <table:table-cell office:value-type="float" office:value="615.550271954674" calcext:value-type="float">
            <text:p>615.55027195467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float" office:value="2403.572" calcext:value-type="float">
            <text:p>2403.572</text:p>
          </table:table-cell>
          <table:table-cell office:value-type="float" office:value="400.595333333333" calcext:value-type="float">
            <text:p>400.59533333333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77" calcext:value-type="float">
            <text:p>377</text:p>
          </table:table-cell>
          <table:table-cell office:value-type="float" office:value="284141.991" calcext:value-type="float">
            <text:p>284141.991</text:p>
          </table:table-cell>
          <table:table-cell office:value-type="float" office:value="753.692283819628" calcext:value-type="float">
            <text:p>753.69228381962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57" calcext:value-type="float">
            <text:p>257</text:p>
          </table:table-cell>
          <table:table-cell office:value-type="float" office:value="188436.82" calcext:value-type="float">
            <text:p>188436.82</text:p>
          </table:table-cell>
          <table:table-cell office:value-type="float" office:value="733.217198443579" calcext:value-type="float">
            <text:p>733.21719844357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54" calcext:value-type="float">
            <text:p>754</text:p>
          </table:table-cell>
          <table:table-cell office:value-type="float" office:value="844927.106" calcext:value-type="float">
            <text:p>844927.106</text:p>
          </table:table-cell>
          <table:table-cell office:value-type="float" office:value="1120.59297877984" calcext:value-type="float">
            <text:p>1120.5929787798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546" calcext:value-type="float">
            <text:p>1546</text:p>
          </table:table-cell>
          <table:table-cell office:value-type="float" office:value="1157847.275" calcext:value-type="float">
            <text:p>1157847.275</text:p>
          </table:table-cell>
          <table:table-cell office:value-type="float" office:value="748.930967011642" calcext:value-type="float">
            <text:p>748.93096701164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office:value-type="float" office:value="2256.41" calcext:value-type="float">
            <text:p>2256.41</text:p>
          </table:table-cell>
          <table:table-cell office:value-type="float" office:value="451.282" calcext:value-type="float">
            <text:p>451.2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10" calcext:value-type="float">
            <text:p>410</text:p>
          </table:table-cell>
          <table:table-cell office:value-type="float" office:value="258085.581" calcext:value-type="float">
            <text:p>258085.581</text:p>
          </table:table-cell>
          <table:table-cell office:value-type="float" office:value="629.477026829269" calcext:value-type="float">
            <text:p>629.47702682926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42" calcext:value-type="float">
            <text:p>1042</text:p>
          </table:table-cell>
          <table:table-cell office:value-type="float" office:value="1029195.023" calcext:value-type="float">
            <text:p>1029195.023</text:p>
          </table:table-cell>
          <table:table-cell office:value-type="float" office:value="987.711154510557" calcext:value-type="float">
            <text:p>987.71115451055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7" calcext:value-type="float">
            <text:p>87</text:p>
          </table:table-cell>
          <table:table-cell office:value-type="float" office:value="54564.713" calcext:value-type="float">
            <text:p>54564.713</text:p>
          </table:table-cell>
          <table:table-cell office:value-type="float" office:value="627.180609195402" calcext:value-type="float">
            <text:p>627.18060919540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579" calcext:value-type="float">
            <text:p>2579</text:p>
          </table:table-cell>
          <table:table-cell office:value-type="float" office:value="4615205.517" calcext:value-type="float">
            <text:p>4615205.517</text:p>
          </table:table-cell>
          <table:table-cell office:value-type="float" office:value="1789.53296510275" calcext:value-type="float">
            <text:p>1789.532965102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837.791" calcext:value-type="float">
            <text:p>837.791</text:p>
          </table:table-cell>
          <table:table-cell office:value-type="float" office:value="279.263666666667" calcext:value-type="float">
            <text:p>279.26366666666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58" calcext:value-type="float">
            <text:p>58</text:p>
          </table:table-cell>
          <table:table-cell office:value-type="float" office:value="40114.966" calcext:value-type="float">
            <text:p>40114.966</text:p>
          </table:table-cell>
          <table:table-cell office:value-type="float" office:value="691.637344827586" calcext:value-type="float">
            <text:p>691.63734482758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87" calcext:value-type="float">
            <text:p>887</text:p>
          </table:table-cell>
          <table:table-cell office:value-type="float" office:value="1384078.656" calcext:value-type="float">
            <text:p>1384078.656</text:p>
          </table:table-cell>
          <table:table-cell office:value-type="float" office:value="1560.40434723788" calcext:value-type="float">
            <text:p>1560.40434723788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026" calcext:value-type="float">
            <text:p>1026</text:p>
          </table:table-cell>
          <table:table-cell office:value-type="float" office:value="764387.769" calcext:value-type="float">
            <text:p>764387.769</text:p>
          </table:table-cell>
          <table:table-cell office:value-type="float" office:value="745.017318713451" calcext:value-type="float">
            <text:p>745.01731871345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07" calcext:value-type="float">
            <text:p>807</text:p>
          </table:table-cell>
          <table:table-cell office:value-type="float" office:value="782651.076" calcext:value-type="float">
            <text:p>782651.076</text:p>
          </table:table-cell>
          <table:table-cell office:value-type="float" office:value="969.827851301116" calcext:value-type="float">
            <text:p>969.8278513011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76" calcext:value-type="float">
            <text:p>176</text:p>
          </table:table-cell>
          <table:table-cell office:value-type="float" office:value="156667.344" calcext:value-type="float">
            <text:p>156667.344</text:p>
          </table:table-cell>
          <table:table-cell office:value-type="float" office:value="890.155363636364" calcext:value-type="float">
            <text:p>890.155363636364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.216" calcext:value-type="float">
            <text:p>216.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7" calcext:value-type="float">
            <text:p>607</text:p>
          </table:table-cell>
          <table:table-cell office:value-type="float" office:value="442524.6383" calcext:value-type="float">
            <text:p>442524.6383</text:p>
          </table:table-cell>
          <table:table-cell office:value-type="float" office:value="729.035647940692" calcext:value-type="float">
            <text:p>729.03564794069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2" calcext:value-type="float">
            <text:p>52</text:p>
          </table:table-cell>
          <table:table-cell office:value-type="float" office:value="28952.582" calcext:value-type="float">
            <text:p>28952.582</text:p>
          </table:table-cell>
          <table:table-cell office:value-type="float" office:value="556.780423076923" calcext:value-type="float">
            <text:p>556.78042307692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2" calcext:value-type="float">
            <text:p>262</text:p>
          </table:table-cell>
          <table:table-cell office:value-type="float" office:value="205027.714" calcext:value-type="float">
            <text:p>205027.714</text:p>
          </table:table-cell>
          <table:table-cell office:value-type="float" office:value="782.548526717557" calcext:value-type="float">
            <text:p>782.548526717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8973.18" calcext:value-type="float">
            <text:p>88973.18</text:p>
          </table:table-cell>
          <table:table-cell office:value-type="float" office:value="695.10296875" calcext:value-type="float">
            <text:p>695.10296875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344" calcext:value-type="float">
            <text:p>1344</text:p>
          </table:table-cell>
          <table:table-cell office:value-type="float" office:value="1040350.608" calcext:value-type="float">
            <text:p>1040350.608</text:p>
          </table:table-cell>
          <table:table-cell office:value-type="float" office:value="774.070392857143" calcext:value-type="float">
            <text:p>774.070392857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72721.919" calcext:value-type="float">
            <text:p>72721.919</text:p>
          </table:table-cell>
          <table:table-cell office:value-type="float" office:value="679.644102803738" calcext:value-type="float">
            <text:p>679.64410280373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17" calcext:value-type="float">
            <text:p>317</text:p>
          </table:table-cell>
          <table:table-cell office:value-type="float" office:value="199359.776" calcext:value-type="float">
            <text:p>199359.776</text:p>
          </table:table-cell>
          <table:table-cell office:value-type="float" office:value="628.895192429022" calcext:value-type="float">
            <text:p>628.89519242902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5" calcext:value-type="float">
            <text:p>35</text:p>
          </table:table-cell>
          <table:table-cell office:value-type="float" office:value="26960.007" calcext:value-type="float">
            <text:p>26960.007</text:p>
          </table:table-cell>
          <table:table-cell office:value-type="float" office:value="770.285914285714" calcext:value-type="float">
            <text:p>770.2859142857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70" calcext:value-type="float">
            <text:p>570</text:p>
          </table:table-cell>
          <table:table-cell office:value-type="float" office:value="469808.987000001" calcext:value-type="float">
            <text:p>469808.987000001</text:p>
          </table:table-cell>
          <table:table-cell office:value-type="float" office:value="824.226292982457" calcext:value-type="float">
            <text:p>824.2262929824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83.333" calcext:value-type="float">
            <text:p>2483.333</text:p>
          </table:table-cell>
          <table:table-cell office:value-type="float" office:value="827.777666666667" calcext:value-type="float">
            <text:p>827.7776666666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89" calcext:value-type="float">
            <text:p>389</text:p>
          </table:table-cell>
          <table:table-cell office:value-type="float" office:value="275359.1341" calcext:value-type="float">
            <text:p>275359.1341</text:p>
          </table:table-cell>
          <table:table-cell office:value-type="float" office:value="707.864097943444" calcext:value-type="float">
            <text:p>707.8640979434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4" calcext:value-type="float">
            <text:p>34</text:p>
          </table:table-cell>
          <table:table-cell office:value-type="float" office:value="20617.975" calcext:value-type="float">
            <text:p>20617.975</text:p>
          </table:table-cell>
          <table:table-cell office:value-type="float" office:value="606.411029411765" calcext:value-type="float">
            <text:p>606.41102941176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24122.919" calcext:value-type="float">
            <text:p>24122.919</text:p>
          </table:table-cell>
          <table:table-cell office:value-type="float" office:value="548.248159090909" calcext:value-type="float">
            <text:p>548.24815909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6:41:31.080182714</dc:date>
    <meta:editing-duration>PT1M34S</meta:editing-duration>
    <meta:editing-cycles>2</meta:editing-cycles>
    <meta:generator>LibreOffice/5.3.6.1$Linux_X86_64 LibreOffice_project/30$Build-1</meta:generator>
    <meta:document-statistic meta:table-count="1" meta:cell-count="1148" meta:object-count="0"/>
  </office:meta>
</office:document-meta>
</file>